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25a" officeooo:paragraph-rsid="001b319a"/>
    </style:style>
    <style:style style:name="P2" style:family="paragraph" style:parent-style-name="Standard">
      <style:text-properties fo:font-weight="bold" officeooo:rsid="000fa9d3" officeooo:paragraph-rsid="001b319a" style:font-weight-asian="bold" style:font-weight-complex="bold"/>
    </style:style>
    <style:style style:name="P3" style:family="paragraph" style:parent-style-name="Standard">
      <style:text-properties fo:font-weight="bold" officeooo:rsid="001b0b5f" officeooo:paragraph-rsid="001b319a" style:font-weight-asian="bold" style:font-weight-complex="bold"/>
    </style:style>
    <style:style style:name="P4" style:family="paragraph" style:parent-style-name="Standard">
      <style:text-properties officeooo:rsid="001c8cb8" officeooo:paragraph-rsid="001c8cb8"/>
    </style:style>
    <style:style style:name="P5" style:family="paragraph" style:parent-style-name="Standard">
      <style:text-properties officeooo:rsid="000fa9d3" officeooo:paragraph-rsid="001b319a"/>
    </style:style>
    <style:style style:name="P6" style:family="paragraph" style:parent-style-name="Standard">
      <style:text-properties officeooo:rsid="001cd1d5" officeooo:paragraph-rsid="001cd1d5"/>
    </style:style>
    <style:style style:name="P7" style:family="paragraph" style:parent-style-name="Standard">
      <style:text-properties officeooo:rsid="001cd1d5" officeooo:paragraph-rsid="001cd1d5"/>
    </style:style>
    <style:style style:name="T1" style:family="text">
      <style:text-properties officeooo:rsid="001b319a"/>
    </style:style>
    <style:style style:name="T2" style:family="text">
      <style:text-properties officeooo:rsid="001c8cb8"/>
    </style:style>
    <style:style style:name="T3" style:family="text">
      <style:text-properties officeooo:rsid="001cd1d5"/>
    </style:style>
    <style:style style:name="T4" style:family="text">
      <style:text-properties officeooo:rsid="001cf4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1 X 50 </text:span>neurons</text:p>
      <text:p text:style-name="P1">Feature scaling: <text:span text:style-name="T1">Standard </text:span>Scaler. Feature scaling performed on the features <text:span text:style-name="T1">and labels </text:span>of the training dataset and the same <text:span text:style-name="T1">i</text:span>s used to scale the testing dataset</text:p>
      <text:p text:style-name="P1">ReLU activation function in all layers, <text:span text:style-name="T2">softsign activation in the last layer</text:span></text:p>
      <text:p text:style-name="P5"><text:s/></text:p>
      <text:p text:style-name="P2">Learning rate=theoretical LR</text:p>
      <text:p text:style-name="P3">Same random weights initialized for constant and adaptive learning rate schemes</text:p>
      <text:p text:style-name="P5">SGD optimizer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00:19:01.235836655</meta:creation-date>
    <dc:date>2020-01-22T19:41:10.126819194</dc:date>
    <meta:editing-duration>PT2M3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58" meta:character-count="372" meta:non-whitespace-character-count="319"/>
  </office:meta>
</office:document-meta>
</file>